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2ab62" officeooo:paragraph-rsid="0012ab62" style:font-size-asian="20pt" style:font-size-complex="20pt"/>
    </style:style>
    <style:style style:name="P2" style:family="paragraph" style:parent-style-name="Standard">
      <style:text-properties fo:font-size="13pt" officeooo:rsid="0012ab62" officeooo:paragraph-rsid="0012ab62" style:font-size-asian="11.3500003814697pt" style:font-size-complex="13pt"/>
    </style:style>
    <style:style style:name="P3" style:family="paragraph" style:parent-style-name="Standard">
      <style:text-properties fo:font-size="13pt" officeooo:rsid="0012ed52" officeooo:paragraph-rsid="0012ed52" style:font-size-asian="11.3500003814697pt" style:font-size-complex="13pt"/>
    </style:style>
    <style:style style:name="P4" style:family="paragraph" style:parent-style-name="Standard">
      <style:text-properties fo:font-size="13pt" officeooo:rsid="0013a88a" officeooo:paragraph-rsid="0013a88a" style:font-size-asian="11.3500003814697pt" style:font-size-complex="13pt"/>
    </style:style>
    <style:style style:name="P5" style:family="paragraph" style:parent-style-name="Standard">
      <style:text-properties fo:font-size="13pt" officeooo:rsid="0013a88a" officeooo:paragraph-rsid="0013a88a" style:font-size-asian="11.3500003814697pt" style:font-size-complex="13pt"/>
    </style:style>
    <style:style style:name="P6" style:family="paragraph" style:parent-style-name="Standard">
      <style:text-properties fo:font-size="13pt" officeooo:rsid="00167824" officeooo:paragraph-rsid="00167824" style:font-size-asian="11.3500003814697pt" style:font-size-complex="13pt"/>
    </style:style>
    <style:style style:name="P7" style:family="paragraph" style:parent-style-name="Standard">
      <style:text-properties fo:font-size="13pt" officeooo:rsid="001782fd" officeooo:paragraph-rsid="001782fd" style:font-size-asian="11.3500003814697pt" style:font-size-complex="13pt"/>
    </style:style>
    <style:style style:name="P8" style:family="paragraph" style:parent-style-name="Standard">
      <style:text-properties fo:font-size="13pt" officeooo:rsid="001782fd" officeooo:paragraph-rsid="0019bf19" style:font-size-asian="11.3500003814697pt" style:font-size-complex="13pt"/>
    </style:style>
    <style:style style:name="P9" style:family="paragraph" style:parent-style-name="Standard">
      <style:text-properties fo:font-size="13pt" officeooo:rsid="0019bf19" officeooo:paragraph-rsid="0019bf19" style:font-size-asian="11.3500003814697pt" style:font-size-complex="13pt"/>
    </style:style>
    <style:style style:name="P10" style:family="paragraph" style:parent-style-name="Standard">
      <style:text-properties fo:font-size="13pt" officeooo:rsid="001a11d1" officeooo:paragraph-rsid="001a11d1" style:font-size-asian="11.3500003814697pt" style:font-size-complex="13pt"/>
    </style:style>
    <style:style style:name="P11" style:family="paragraph" style:parent-style-name="Standard">
      <style:text-properties fo:font-size="20pt" officeooo:rsid="001782fd" officeooo:paragraph-rsid="001782fd" style:font-size-asian="17.5pt" style:font-size-complex="20pt"/>
    </style:style>
    <style:style style:name="T1" style:family="text">
      <style:text-properties officeooo:rsid="00143608"/>
    </style:style>
    <style:style style:name="T2" style:family="text">
      <style:text-properties officeooo:rsid="0018b1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processor</text:p>
      <text:p text:style-name="P2"/>
      <text:p text:style-name="P2">What is a preprocessor?</text:p>
      <text:p text:style-name="P2">The first step of compilation is preprocessing. “Pre-compilation”. Preprocessing is done before the actual compilation. </text:p>
      <text:p text:style-name="P2">What goes through the preprocessing? <text:s/>→ everything that starts with # like #include</text:p>
      <text:p text:style-name="P3">#define something smth else → replaces every encounter of something with smth else in the code BEFORE compilation meaning that #define SUM(x,y) x+y will be replaced with x+y EVERYWHERE in the code before compilation.</text:p>
      <text:p text:style-name="P3"/>
      <text:p text:style-name="P4">(condition) ? Value1 : value2</text:p>
      <text:p text:style-name="P4">if condition = true → value1 </text:p>
      <text:p text:style-name="P4">if condition = false→ value2</text:p>
      <text:p text:style-name="P4"><text:s/><text:span text:style-name="T1">inline function ?? → check</text:span></text:p>
      <text:p text:style-name="P4"/>
      <text:p text:style-name="P6"># → stringize</text:p>
      <text:p text:style-name="P6">## → concatenate</text:p>
      <text:p text:style-name="P6"/>
      <text:p text:style-name="P11">Directives for conditional compilation</text:p>
      <text:p text:style-name="P7"/>
      <text:p text:style-name="P8">#if<text:tab/><text:tab/><text:tab/> <text:s/><text:span text:style-name="T2">0→false </text:span></text:p>
      <text:p text:style-name="P7">#else<text:tab/><text:tab/> <text:s text:c="7"/><text:span text:style-name="T2">=/=0 → true</text:span></text:p>
      <text:p text:style-name="P7">#ifdef</text:p>
      <text:p text:style-name="P7">#ifndef</text:p>
      <text:p text:style-name="P7">#elif</text:p>
      <text:p text:style-name="P7">all of them end with #endif</text:p>
      <text:p text:style-name="P9">gcc preprocessor03.c -D OS=1 NUM=4</text:p>
      <text:p text:style-name="P9">defines OS and NUM in the code before the preprocessor reads it</text:p>
      <text:p text:style-name="P10">#pragma → additional settings to the compiler, depends on the compiler.</text:p>
      <text:p text:style-name="P10">#pragma pack(1) → cool instruction for the compiler</text:p>
      <text:p text:style-name="P10">#error → error message</text:p>
      <text:p text:style-name="P10">#warning → --//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ms </meta:initial-creator>
    <meta:creation-date>2022-07-18T13:29:47.890323840</meta:creation-date>
    <dc:date>2022-07-18T16:33:47.580956560</dc:date>
    <dc:creator>mms </dc:creator>
    <meta:editing-duration>PT1H29M9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24" meta:word-count="157" meta:character-count="979" meta:non-whitespace-character-count="829"/>
  </office:meta>
</office:document-meta>
</file>